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Firefox eklentisi yapımı</text:p>
      <text:p text:style-name="rststyle-textbody"><text:span text:style-name="rststyle-strong">Not:</text:span> Bu yazı https://developer.mozilla.org/en-US/docs/Mozilla/Add-ons/WebExtensions/Your_first_WebExtension adresinden yararlanılarak oluşturulmuştur.</text:p>
      <text:p text:style-name="rststyle-textbody">Bu yazıda sizlere basit firefox eklentisi yapmayı ve paketlemeyi anlatacağım.</text:p>
      <text:section text:name="Section1" text:style-name="Sect1">
        <text:h text:outline-level="1" text:style-name="rststyle-heading1">1. Aşama: proje dizini</text:h>
        <text:p text:style-name="rststyle-textbody">Eklentimizin paketlenmesi için öncelikle bir proje dizini gerekmektedir.</text:p>
        <ns0:p ns0:style-name="rststyle-codeblock">$ mkdir eklenti<ns0:line-break/>$ cd eklenti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p text:style-name="rststyle-textbody">Proje dizinimizde eklentinin özelliklerini belirten <text:span text:style-name="rststyle-strong">manifest.json</text:span> dosyası ve eklentinin kodunu içeren javascript kodu yer almaktadır.</text:p>
        <ns0:p ns0:style-name="rststyle-codeblock">$ tree eklenti<ns0:line-break/>eklenti/<ns0:line-break/><ns0:s ns0:c="4"/>├── main.js<ns0:line-break/><ns0:s ns0:c="4"/>├── icon.png<ns0:line-break/><ns0:s ns0:c="4"/>└── manifest.json</ns0:p>
        <text:span text:style-name="rststyle-whitespace"> </text:span>
        <text:span text:style-name="rststyle-whitespace"> </text:span>
        <text:span text:style-name="rststyle-whitespace">
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</text:section>
      <text:section text:name="Section2" text:style-name="Sect1">
        <text:h text:outline-level="1" text:style-name="rststyle-heading1">2. Aşama: manifest hazırlanması</text:h>
        <text:p text:style-name="rststyle-textbody">Manifest dosyası eklentinin adı açıklaması sürümü ve bunun gibi bilgiler içerir. Aşağıdakine benzer formattadır.</text:p>
        <ns0:p ns0:style-name="rststyle-codeblock">{<ns0:line-break/><ns0:line-break/><ns0:s ns0:c="2"/>"manifest_version": 1,<ns0:line-break/><ns0:s ns0:c="2"/>"name": "Eklenti deneme",<ns0:line-break/><ns0:s ns0:c="2"/>"version": "1.0",<ns0:line-break/><ns0:line-break/><ns0:s ns0:c="2"/>"description": "Örnek eklenti",<ns0:line-break/><ns0:line-break/><ns0:s ns0:c="2"/>"icons": {<ns0:line-break/><ns0:s ns0:c="4"/>"48": "icon.png"<ns0:line-break/><ns0:s ns0:c="2"/>},<ns0:line-break/><ns0:line-break/><ns0:s ns0:c="2"/>"content_scripts": [<ns0:line-break/><ns0:s ns0:c="4"/>{<ns0:line-break/><ns0:s ns0:c="6"/>"matches": ["*://*.localhost/*"],<ns0:line-break/><ns0:s ns0:c="6"/>"js": ["main.js"]<ns0:line-break/><ns0:s ns0:c="4"/>}<ns0:line-break/><ns0:s ns0:c="2"/>],<ns0:line-break/><ns0:s ns0:c="2"/>"browser_specific_settings": {<ns0:line-break/><ns0:s ns0:c="4"/>"gecko": {<ns0:line-break/><ns0:s ns0:c="6"/>"id": "test@example.org",<ns0:line-break/><ns0:s ns0:c="6"/>"strict_min_version": "63.0"<ns0:line-break/><ns0:s ns0:c="4"/>}<ns0:line-break/><ns0:s ns0:c="2"/>}<ns0:line-break/><ns0:line-break/>}</ns0:p>
        <text:span text:style-name="rststyle-punctuation">{</text:span>
        <text:span text:style-name="rststyle-whitespace">

  </text:span>
        <text:span text:style-name="rststyle-name">
          <text:span text:style-name="rststyle-tag">"manifest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name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Eklenti deneme"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1.0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descript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Örnek eklenti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icon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48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icon.png"</text:span>
          </text:span>
        </text:span>
        <text:span text:style-name="rststyle-whitespace">
  </text:span>
        <text:span text:style-name="rststyle-punctuation">},</text:span>
        <text:span text:style-name="rststyle-whitespace">

  </text:span>
        <text:span text:style-name="rststyle-name">
          <text:span text:style-name="rststyle-tag">"content_script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whitespace">
    </text:span>
        <text:span text:style-name="rststyle-punctuation">{</text:span>
        <text:span text:style-name="rststyle-whitespace">
      </text:span>
        <text:span text:style-name="rststyle-name">
          <text:span text:style-name="rststyle-tag">"matche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*://*.localhost/*"</text:span>
          </text:span>
        </text:span>
        <text:span text:style-name="rststyle-punctuation">],</text:span>
        <text:span text:style-name="rststyle-whitespace">
      </text:span>
        <text:span text:style-name="rststyle-name">
          <text:span text:style-name="rststyle-tag">"j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main.js"</text:span>
          </text:span>
        </text:span>
        <text:span text:style-name="rststyle-punctuation">]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],</text:span>
        <text:span text:style-name="rststyle-whitespace">
  </text:span>
        <text:span text:style-name="rststyle-name">
          <text:span text:style-name="rststyle-tag">"browser_specific_setting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gecko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  </text:span>
        <text:span text:style-name="rststyle-name">
          <text:span text:style-name="rststyle-tag">"id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test@example.org"</text:span>
          </text:span>
        </text:span>
        <text:span text:style-name="rststyle-punctuation">,</text:span>
        <text:span text:style-name="rststyle-whitespace">
      </text:span>
        <text:span text:style-name="rststyle-name">
          <text:span text:style-name="rststyle-tag">"strict_min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63.0"</text:span>
          </text:span>
        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}</text:span>
        <text:span text:style-name="rststyle-whitespace">

</text:span>
        <text:span text:style-name="rststyle-punctuation">}</text:span>
        <text:p text:style-name="rststyle-textbody">Burada <text:span text:style-name="rststyle-strong">manifest_version</text:span> eklentinin sürüm numarasını, <text:span text:style-name="rststyle-strong">name</text:span> eklentinin adını, <text:span text:style-name="rststyle-strong">version</text:span> gözüken sürüm numarasını, <text:span text:style-name="rststyle-strong">description</text:span> eklentinin açıklamasını belirtir. <text:span text:style-name="rststyle-strong">icons</text:span> kısmında eklentinin simgesi belirtilir. <text:span text:style-name="rststyle-strong">content_scrippt</text:span> bölümünde ise eşleşen alan adlarında kullanılacak javascript kodları belirtilir.</text:p>
        <text:p text:style-name="rststyle-textbody"><text:span text:style-name="rststyle-strong">browser_specific_settings</text:span> bölümünde ise eklentinin tarayıcıya özel bölümü yer alır. Burada <text:span text:style-name="rststyle-strong">id</text:span> eklentiye özel bir belirteçtir. <text:span text:style-name="rststyle-strong">strict_min_version</text:span> ise gerekli olan en düşük sürümü belirtir.</text:p>
        <text:p text:style-name="rststyle-textbody">Manifest ile ilgili tüm detaylara mozillanın dokümanlarından ulaşabilirsiniz.</text:p>
      </text:section>
      <text:section text:name="Section3" text:style-name="Sect1">
        <text:h text:outline-level="1" text:style-name="rststyle-heading1">3. Aşama: javascript kodlama</text:h>
        <text:p text:style-name="rststyle-textbody">Her ne kadar javascript yazmaktan nefret etsem de firefox eklentileri javascript ile yazıldığı için burada kullanmamız gereklidir.</text:p>
        <text:p text:style-name="rststyle-textbody">Örnek manifestte belirttiğimiz <text:span text:style-name="rststyle-strong">main.js</text:span> dosyasının içeriğini aşağıdaki gibi yazabiliriz.</text:p>
        <ns0:p ns0:style-name="rststyle-codeblock">document.body.textContent = "Hello World";</ns0:p>
        <text:span text:style-name="rststyle-name">
          <text:span text:style-name="rststyle-builtin">document</text:span>
        </text:span>
        <text:span text:style-name="rststyle-punctuation">.</text:span>
        <text:span text:style-name="rststyle-name">
          <text:span text:style-name="rststyle-other">body</text:span>
        </text:span>
        <text:span text:style-name="rststyle-punctuation">.</text:span>
        <text:span text:style-name="rststyle-name">
          <text:span text:style-name="rststyle-other">textContent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punctuation">;</text:span>
        <text:p text:style-name="rststyle-textbody">Yukarıdaki örnekte sayfanın body kısmını <text:span text:style-name="rststyle-emphasis">Hello World</text:span> ile değiştirdik. Burada yazacağımız kodları firefoxta <text:span text:style-name="rststyle-strong">f12</text:span> tuşuna basınca açılan konsolda yazabilirsiniz. Bu kodlar sayfa yüklendikten sonra çalıştırılır ve sayfada değişiklik yapmamıza imkan tanır.</text:p>
      </text:section>
      <text:section text:name="Section4" text:style-name="Sect1">
        <text:h text:outline-level="1" text:style-name="rststyle-heading1">4. Aşama: paketleme</text:h>
        <text:p text:style-name="rststyle-textbody">Firefox eklentileri <text:span text:style-name="rststyle-strong">xpi</text:span> uzantılıdır. Bu eklentiler basit zip dosyalarıdır. proje dizinimizi ziplememiz yeterli olacaktır.</text:p>
        <ns0:p ns0:style-name="rststyle-codeblock">$ cd eklenti<ns0:line-break/>$ zip eklenti.xpi manifest.json main.js icon.png</ns0:p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5" text:style-name="Sect1">
        <text:h text:outline-level="1" text:style-name="rststyle-heading1">5. Aşama: Eklentiyi yükleme</text:h>
        <text:p text:style-name="rststyle-textbody">Eklentiler güvenlik sebebi gereği normal yoldan tarayıcıya sürükle bırak yapılarak yüklenemez. Bu sebeple adres çubuğuna <text:span text:style-name="rststyle-strong">about:debugging</text:span> yazarak hata ayıklama bölümünden oluşturduğumuz xpi dosyasını seçerek kurulum yapabilirsiniz.</text:p>
      </text:section>
      <text:section text:name="Section6" text:style-name="Sect1">
        <text:h text:outline-level="1" text:style-name="rststyle-heading1">6. Aşama: Eklenti mağazasında paylaşma</text:h>
        <text:p text:style-name="rststyle-textbody">Eklentiniz tamamlandıktan sonra https://addons.mozilla.org/developers/addons adresinden firefox hesabı ile giriş yapıp eklentinizi yayınlayabilirsiniz. Eklentiler mozilla tarafından onaylandıktan sonra indirilebilir olacakt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5-19T08:25:45</meta:creation-date>
    <dc:creator>a</dc:creator>
    <dc:date>2023-05-19T08:25:45</dc:date>
    <dc:language>en-US</dc:language>
    <meta:editing-cycles>1</meta:editing-cycles>
    <meta:editing-duration>PT00M01S</meta:editing-duration>
    <dc:title>Firefox eklentisi yapımı</dc:title>
  </office:meta>
</office:document-meta>
</file>